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460e" officeooo:paragraph-rsid="001b4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docu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4T00:03:09.538293764</meta:creation-date>
    <dc:date>2023-09-24T00:03:32.68603487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7.1.4.2$MacOSX_X86_64 LibreOffice_project/a529a4fab45b75fefc5b6226684193eb000654f6</meta:generator>
  </office:meta>
</office:document-meta>
</file>